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3cde8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2cm" svg:height="2.858cm" svg:x="2.357cm" svg:y="2.642cm">
          <text:p text:style-name="P1">Start softwar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4.762cm" svg:height="2.857cm" svg:x="8.389cm" svg:y="2.643cm">
          <text:p text:style-name="P1">Wait for user to input encryption key and write to serial 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762cm" svg:height="2.54cm" svg:x="8.389cm" svg:y="13.437cm">
          <text:p text:style-name="P1">Write to GU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762cm" svg:height="4.762cm" svg:x="8.389cm" svg:y="7.405cm">
          <text:p text:style-name="P1">Data in serial buffer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4.762cm" svg:height="4.762cm" svg:x="16.961cm" svg:y="7.405cm">
          <text:p text:style-name="P1">User input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4.762cm" svg:height="2.54cm" svg:x="16.961cm" svg:y="13.437cm">
          <text:p text:style-name="P1">Write to serial po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svg:x1="7.119cm" svg:y1="4.071cm" svg:x2="8.389cm" svg:y2="4.071cm" draw:start-shape="id1" draw:start-glue-point="7" draw:end-shape="id2" draw:end-glue-point="5" svg:d="M7119 4071h1270" svg:viewBox="0 0 1271 1">
          <text:p/>
        </draw:connector>
        <draw:connector draw:style-name="gr2" draw:layer="layout" svg:x1="10.77cm" svg:y1="5.5cm" svg:x2="10.77cm" svg:y2="7.405cm" draw:start-shape="id2" draw:start-glue-point="6" draw:end-shape="id3" draw:end-glue-point="4" svg:d="M10770 5500v1905" svg:viewBox="0 0 1 1906">
          <text:p/>
        </draw:connector>
        <draw:connector draw:style-name="gr2" draw:layer="layout" svg:x1="10.77cm" svg:y1="12.167cm" svg:x2="10.77cm" svg:y2="13.437cm" draw:start-shape="id3" draw:start-glue-point="6" draw:end-shape="id4" draw:end-glue-point="4" svg:d="M10770 12167v1270" svg:viewBox="0 0 1 1271">
          <text:p/>
        </draw:connector>
        <draw:connector draw:style-name="gr2" draw:layer="layout" svg:x1="13.151cm" svg:y1="9.786cm" svg:x2="16.961cm" svg:y2="9.786cm" draw:start-shape="id3" draw:start-glue-point="7" draw:end-shape="id5" draw:end-glue-point="5" svg:d="M13151 9786h3810" svg:viewBox="0 0 3811 1">
          <text:p/>
        </draw:connector>
        <draw:connector draw:style-name="gr2" draw:layer="layout" svg:x1="19.342cm" svg:y1="12.167cm" svg:x2="19.342cm" svg:y2="13.437cm" draw:start-shape="id5" draw:start-glue-point="6" draw:end-shape="id6" draw:end-glue-point="4" svg:d="M19342 12167v1270" svg:viewBox="0 0 1 1271">
          <text:p/>
        </draw:connector>
        <draw:connector draw:style-name="gr2" draw:layer="layout" draw:line-skew="0.666cm -0.903cm" svg:x1="10.77cm" svg:y1="15.977cm" svg:x2="8.389cm" svg:y2="9.786cm" draw:start-shape="id4" draw:start-glue-point="6" draw:end-shape="id3" draw:end-glue-point="5" svg:d="M10770 15977v1168h-3785v-7359h1404" svg:viewBox="0 0 3786 7360">
          <text:p/>
        </draw:connector>
        <draw:connector draw:style-name="gr2" draw:layer="layout" draw:line-skew="0.952cm 4.476cm -0.903cm" svg:x1="21.723cm" svg:y1="9.786cm" svg:x2="8.389cm" svg:y2="9.786cm" draw:start-shape="id5" draw:start-glue-point="7" draw:end-shape="id3" draw:end-glue-point="5" svg:d="M21723 9786h1454v7359h-16192v-7359h1404" svg:viewBox="0 0 16193 7360">
          <text:p/>
        </draw:connector>
        <draw:frame draw:style-name="gr3" draw:layer="layout" svg:width="1.27cm" svg:height="0.635cm" svg:x="10.795cm" svg:y="12.382cm">
          <draw:text-box>
            <text:p>Yes</text:p>
          </draw:text-box>
        </draw:frame>
        <draw:frame draw:style-name="gr3" draw:layer="layout" svg:width="0.952cm" svg:height="0.635cm" svg:x="13.335cm" svg:y="8.89cm">
          <draw:text-box>
            <text:p>No</text:p>
          </draw:text-box>
        </draw:frame>
        <draw:frame draw:style-name="gr3" draw:layer="layout" svg:width="1.27cm" svg:height="0.635cm" svg:x="19.367cm" svg:y="12.382cm">
          <draw:text-box>
            <text:p>Yes</text:p>
          </draw:text-box>
        </draw:frame>
        <draw:frame draw:style-name="gr3" draw:layer="layout" svg:width="0.952cm" svg:height="0.635cm" svg:x="21.907cm" svg:y="8.89cm">
          <draw:text-box>
            <text:p>No</text:p>
          </draw:text-box>
        </draw:frame>
        <draw:connector draw:style-name="gr2" draw:layer="layout" draw:line-skew="0.666cm -0.903cm" svg:x1="19.342cm" svg:y1="15.977cm" svg:x2="8.389cm" svg:y2="9.786cm" draw:start-shape="id6" draw:start-glue-point="6" draw:end-shape="id3" draw:end-glue-point="5" svg:d="M19342 15977v1168h-12357v-7359h1404" svg:viewBox="0 0 12358 73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127cm" fo:padding-right="0.127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22:14:58.892277743</meta:creation-date>
    <dc:date>2014-09-23T23:23:25.539000000</dc:date>
    <meta:editing-duration>PT57M42S</meta:editing-duration>
    <meta:editing-cycles>4</meta:editing-cycles>
    <meta:generator>LibreOffice/4.3.1.2$Windows_x86 LibreOffice_project/958349dc3b25111dbca392fbc281a05559ef6848</meta:generator>
    <meta:document-statistic meta:object-count="18"/>
  </office:meta>
</office:document-meta>
</file>